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cc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color="#80808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0000cc"/>
    </style:style>
    <style:style style:name="ce9" style:family="table-cell" style:parent-style-name="Default" style:data-style-name="N61"/>
    <style:style style:name="ce10" style:family="table-cell" style:parent-style-name="Default" style:data-style-name="N125">
      <style:text-properties fo:color="#cc0000"/>
    </style:style>
    <style:style style:name="ce11" style:family="table-cell" style:parent-style-name="Default" style:data-style-name="N125">
      <style:table-cell-properties fo:border-bottom="0.06pt solid #000000" fo:border-left="none" fo:border-right="none" fo:border-top="none"/>
      <style:text-properties fo:color="#0000cc"/>
    </style:style>
    <style:style style:name="ce12" style:family="table-cell" style:parent-style-name="Default" style:data-style-name="N0"/>
    <style:style style:name="ce40" style:family="table-cell" style:parent-style-name="Default" style:data-style-name="N126">
      <style:text-properties fo:color="#808080"/>
    </style:style>
    <style:style style:name="ce41" style:family="table-cell" style:parent-style-name="Default" style:data-style-name="N61">
      <style:text-properties fo:color="#808080"/>
    </style:style>
    <style:style style:name="ce13" style:family="table-cell" style:parent-style-name="Default" style:data-style-name="N128">
      <style:text-properties fo:color="#cc0000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fo:color="#0000cc"/>
    </style:style>
    <style:style style:name="ce15" style:family="table-cell" style:parent-style-name="Default" style:data-style-name="N126">
      <style:text-properties fo:color="#cc0000"/>
    </style:style>
    <style:style style:name="ce16" style:family="table-cell" style:parent-style-name="Default" style:data-style-name="N126">
      <style:table-cell-properties fo:border-bottom="0.06pt solid #000000" fo:border-left="none" fo:border-right="none" fo:border-top="none"/>
      <style:text-properties fo:color="#0000cc"/>
    </style:style>
    <style:style style:name="ce46" style:family="table-cell" style:parent-style-name="Default" style:data-style-name="N0">
      <style:text-properties fo:color="#808080" style:font-name="Liberation Sans1" style:font-name-asian="Liberation Sans1" style:font-name-complex="Liberation Sans1"/>
    </style:style>
    <style:style style:name="ce47" style:family="table-cell" style:parent-style-name="Default" style:data-style-name="N125">
      <style:text-properties fo:color="#808080"/>
    </style:style>
    <style:style style:name="ce48" style:family="table-cell" style:parent-style-name="Default" style:data-style-name="N123">
      <style:text-properties fo:color="#80808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color="#0000cc"/>
    </style:style>
    <style:style style:name="ce21" style:family="table-cell" style:parent-style-name="Default" style:data-style-name="N125">
      <style:table-cell-properties fo:border-bottom="none" fo:border-left="none" fo:border-right="0.06pt solid #000000" fo:border-top="none"/>
      <style:text-properties fo:color="#cc0000"/>
    </style:style>
    <style:style style:name="ce22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fo:color="#0000cc"/>
    </style:style>
    <style:style style:name="ce23" style:family="table-cell" style:parent-style-name="Default" style:data-style-name="N128">
      <style:table-cell-properties fo:border-bottom="none" fo:border-left="none" fo:border-right="0.06pt solid #000000" fo:border-top="none"/>
      <style:text-properties fo:color="#cc0000"/>
    </style:style>
    <style:style style:name="ce24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color="#0000cc"/>
    </style:style>
    <style:style style:name="ce25" style:family="table-cell" style:parent-style-name="Default" style:data-style-name="N126">
      <style:table-cell-properties fo:border-bottom="none" fo:border-left="none" fo:border-right="0.06pt solid #000000" fo:border-top="none"/>
      <style:text-properties fo:color="#cc0000"/>
    </style:style>
    <style:style style:name="ce2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0000cc"/>
    </style:style>
    <style:style style:name="ce56" style:family="table-cell" style:parent-style-name="Default" style:data-style-name="N1">
      <style:text-properties fo:color="#cc0000"/>
    </style:style>
    <style:style style:name="ce57" style:family="table-cell" style:parent-style-name="Default" style:data-style-name="N129">
      <style:table-cell-properties fo:border-bottom="0.06pt solid #000000" fo:border-left="none" fo:border-right="none" fo:border-top="none"/>
      <style:text-properties fo:color="#0000cc"/>
    </style:style>
    <style:style style:name="ce58" style:family="table-cell" style:parent-style-name="Default" style:data-style-name="N2">
      <style:text-properties fo:color="#cc0000"/>
    </style:style>
    <style:style style:name="ce59" style:family="table-cell" style:parent-style-name="Default" style:data-style-name="N2">
      <style:table-cell-properties fo:border-bottom="0.06pt solid #000000" fo:border-left="none" fo:border-right="none" fo:border-top="none"/>
      <style:text-properties fo:color="#0000cc"/>
    </style:style>
    <style:style style:name="ce60" style:family="table-cell" style:parent-style-name="Default" style:data-style-name="N127">
      <style:text-properties fo:color="#cc0000"/>
    </style:style>
    <style:style style:name="ce61" style:family="table-cell" style:parent-style-name="Default" style:data-style-name="N127">
      <style:table-cell-properties fo:border-bottom="0.06pt solid #000000" fo:border-left="none" fo:border-right="none" fo:border-top="none"/>
      <style:text-properties fo:color="#0000cc"/>
    </style:style>
    <style:style style:name="ce72" style:family="table-cell" style:parent-style-name="Default" style:data-style-name="N124">
      <style:text-properties fo:color="#808080"/>
    </style:style>
    <style:style style:name="ce62" style:family="table-cell" style:parent-style-name="Default" style:data-style-name="N1">
      <style:table-cell-properties fo:border-bottom="0.06pt solid #000000" fo:border-left="none" fo:border-right="none" fo:border-top="none"/>
      <style:text-properties fo:color="#0000cc"/>
    </style:style>
    <style:style style:name="ce74" style:family="table-cell" style:parent-style-name="Default" style:data-style-name="N129">
      <style:text-properties fo:color="#cc0000"/>
    </style:style>
    <style:style style:name="T1" style:family="text">
      <style:text-properties style:text-position="sub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Dense Errors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.0009" calcext:value-type="float">
            <text:p>0.0009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.0004" calcext:value-type="float">
            <text:p>0.0004</text:p>
          </table:table-cell>
          <table:table-cell table:style-name="ce7" office:value-type="float" office:value="0.0008" calcext:value-type="float">
            <text:p>0.0008</text:p>
          </table:table-cell>
          <table:table-cell table:style-name="ce19" office:value-type="float" office:value="0.0001" calcext:value-type="float">
            <text:p>0.00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3991" calcext:value-type="float">
            <text:p>0.3991</text:p>
          </table:table-cell>
          <table:table-cell table:style-name="ce8" office:value-type="float" office:value="0.3993" calcext:value-type="float">
            <text:p>0.3993</text:p>
          </table:table-cell>
          <table:table-cell table:style-name="ce8" office:value-type="float" office:value="0.4996" calcext:value-type="float">
            <text:p>0.4996</text:p>
          </table:table-cell>
          <table:table-cell table:style-name="ce8" office:value-type="float" office:value="0.9992" calcext:value-type="float">
            <text:p>0.9992</text:p>
          </table:table-cell>
          <table:table-cell table:style-name="ce20" office:value-type="float" office:value="0.7999" calcext:value-type="float">
            <text:p>0.79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:.F2]/(SQRT([.B5:.F5]+[.B2:.F2]^2)+[.B14])*[.B13]" office:value-type="float" office:value="0.000668964726650074" calcext:value-type="float">
            <text:p>0.000669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10" office:value-type="float" office:value="0.000431331088162591" calcext:value-type="float">
            <text:p>0.000431</text:p>
          </table:table-cell>
          <table:table-cell table:style-name="ce10" office:value-type="float" office:value="0.0009999999875" calcext:value-type="float">
            <text:p>0.001000</text:p>
          </table:table-cell>
          <table:table-cell table:style-name="ce21" office:value-type="float" office:value="0.000218217885474088" calcext:value-type="float">
            <text:p>0.000218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15:.F15]" office:value-type="float" office:value="0.39933103527335" calcext:value-type="float">
            <text:p>0.399331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11" office:value-type="float" office:value="0.499568668911837" calcext:value-type="float">
            <text:p>0.499569</text:p>
          </table:table-cell>
          <table:table-cell table:style-name="ce11" office:value-type="float" office:value="0.9990000000125" calcext:value-type="float">
            <text:p>0.999000</text:p>
          </table:table-cell>
          <table:table-cell table:style-name="ce22" office:value-type="float" office:value="0.799781782114526" calcext:value-type="float">
            <text:p>0.79978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table:style-name="Default" office:value-type="string" calcext:value-type="string">
            <text:p>Time step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Alpha</text:p>
          </table:table-cell>
          <table:table-cell table:style-name="ce40" table:formula="of:=[.B20]*SQRT(1-[.B22]^[.B19])/(1-[.B21]^[.B19])" office:value-type="float" office:value="0.000316227766016838" calcext:value-type="float">
            <text:p>0.00032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Eps<text:span text:style-name="T1">t</text:span></text:p>
          </table:table-cell>
          <table:table-cell table:style-name="ce41" table:formula="of:=[.B23]*SQRT(1-[.B22]^[.B19])" office:value-type="float" office:value="0.000000000316227766016838" calcext:value-type="float">
            <text:p>3.16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4]*(([.B$4:.F$4]*[.B21]+(1-[.B21])*[.B$2:.F$2])/(SQRT([.B$5:.F$5]*[.B22]+(1-[.B22])*[.B$2:.F$2]^2)+[.B25]))" office:value-type="float" office:value="0.000227705624522066" calcext:value-type="float">
            <text:p>0.000228</text:p>
          </table:table-cell>
          <table:table-cell table:style-name="ce10" office:value-type="float" office:value="0.000394955569799967" calcext:value-type="float">
            <text:p>0.000395</text:p>
          </table:table-cell>
          <table:table-cell table:style-name="ce10" office:value-type="float" office:value="0.000185274068346869" calcext:value-type="float">
            <text:p>0.000185</text:p>
          </table:table-cell>
          <table:table-cell table:style-name="ce10" office:value-type="float" office:value="0.0043749999453125" calcext:value-type="float">
            <text:p>0.004375</text:p>
          </table:table-cell>
          <table:table-cell table:style-name="ce21" office:value-type="float" office:value="0.000134414150222558" calcext:value-type="float">
            <text:p>0.000134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6:.F26]" office:value-type="float" office:value="0.399772294375478" calcext:value-type="float">
            <text:p>0.399772</text:p>
          </table:table-cell>
          <table:table-cell table:style-name="ce11" office:value-type="float" office:value="0.3996050444302" calcext:value-type="float">
            <text:p>0.399605</text:p>
          </table:table-cell>
          <table:table-cell table:style-name="ce11" office:value-type="float" office:value="0.499814725931653" calcext:value-type="float">
            <text:p>0.499815</text:p>
          </table:table-cell>
          <table:table-cell table:style-name="ce11" office:value-type="float" office:value="0.995625000054687" calcext:value-type="float">
            <text:p>0.995625</text:p>
          </table:table-cell>
          <table:table-cell table:style-name="ce22" office:value-type="float" office:value="0.799865585849777" calcext:value-type="float">
            <text:p>0.79986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3" table:number-matrix-columns-spanned="5" table:number-matrix-rows-spanned="1" table:formula="of:=[.B2:.F2]*[.B30]+[.B4:.F4]*[.B31]" office:value-type="float" office:value="0.6309" calcext:value-type="float">
            <text:p>0.6309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13" office:value-type="float" office:value="0.4504" calcext:value-type="float">
            <text:p>0.4504</text:p>
          </table:table-cell>
          <table:table-cell table:style-name="ce13" office:value-type="float" office:value="0.2708" calcext:value-type="float">
            <text:p>0.2708</text:p>
          </table:table-cell>
          <table:table-cell table:style-name="ce23" office:value-type="float" office:value="0.1801" calcext:value-type="float">
            <text:p>0.18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4" table:number-matrix-columns-spanned="5" table:number-matrix-rows-spanned="1" table:formula="of:=[.$B$1:.$F$1]-[.B32:.F32]" office:value-type="float" office:value="-0.2309" calcext:value-type="float">
            <text:p>-0.2309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14" office:value-type="float" office:value="0.0496" calcext:value-type="float">
            <text:p>0.0496</text:p>
          </table:table-cell>
          <table:table-cell table:style-name="ce14" office:value-type="float" office:value="0.7292" calcext:value-type="float">
            <text:p>0.7292</text:p>
          </table:table-cell>
          <table:table-cell table:style-name="ce24" office:value-type="float" office:value="0.6199" calcext:value-type="float">
            <text:p>0.61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-[.B4:.F4]*[.B37]+([.B2:.F2]*[.B36]+[.B4:.F4]*[.B37])*(1+[.B37])" office:value-type="float" office:value="0.56871" calcext:value-type="float">
            <text:p>0.56871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15" office:value-type="float" office:value="0.40576" calcext:value-type="float">
            <text:p>0.40576</text:p>
          </table:table-cell>
          <table:table-cell table:style-name="ce15" office:value-type="float" office:value="0.24452" calcext:value-type="float">
            <text:p>0.24452</text:p>
          </table:table-cell>
          <table:table-cell table:style-name="ce25" office:value-type="float" office:value="0.16219" calcext:value-type="float">
            <text:p>0.1621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6" table:number-matrix-columns-spanned="5" table:number-matrix-rows-spanned="1" table:formula="of:=[.$B$1:.$F$1]-[.B38:.F38]" office:value-type="float" office:value="-0.16871" calcext:value-type="float">
            <text:p>-0.16871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16" office:value-type="float" office:value="0.0942400000000001" calcext:value-type="float">
            <text:p>0.09424</text:p>
          </table:table-cell>
          <table:table-cell table:style-name="ce16" office:value-type="float" office:value="0.75548" calcext:value-type="float">
            <text:p>0.75548</text:p>
          </table:table-cell>
          <table:table-cell table:style-name="ce26" office:value-type="float" office:value="0.63781" calcext:value-type="float">
            <text:p>0.637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table:style-name="Default" office:value-type="string" calcext:value-type="string">
            <text:p>Time step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3">
          <table:table-cell table:style-name="ce32" office:value-type="string" calcext:value-type="string">
            <text:p><text:span text:style-name="T2">ρ</text:span><text:span text:style-name="T3">∞</text:span></text:p>
          </table:table-cell>
          <table:table-cell table:style-name="ce46" table:formula="of:=2/(1-[.B45])-1"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ρ</text:p>
          </table:table-cell>
          <table:table-cell table:style-name="ce47" table:formula="of:=[.B47]-2*[.B42]*[.B45]^[.B42]/(1-[.B45]^[.B42])" office:value-type="float" office:value="5.99416375165583" calcext:value-type="float">
            <text:p>5.994164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ect term</text:p>
          </table:table-cell>
          <table:table-cell table:style-name="ce47" table:formula="of:=IF([.B48]&gt;4; SQRT(([.B48]-4)*([.B48]-2)*[.B47]/(([.B47]-4)*([.B47]-2)*[.B48]));1)" office:value-type="float" office:value="0.0258211128018585" calcext:value-type="float">
            <text:p>0.02582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Alpha</text:p>
          </table:table-cell>
          <table:table-cell table:style-name="ce48" table:formula="of:=[.B43]*[.B49]*SQRT(1-[.B45]^[.B42])/(1-[.B44]^[.B42])" office:value-type="float" office:value="0.00000426327623496065" calcext:value-type="float">
            <text:p>0.00000426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Eps<text:span text:style-name="T1">t</text:span></text:p>
          </table:table-cell>
          <table:table-cell table:style-name="ce41" table:formula="of:=[.B46]*SQRT(1-[.B45]^[.B42])" office:value-type="float" office:value="0.000000000773629109134733" calcext:value-type="float">
            <text:p>7.74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50]*(([.B$4:.F$4]*[.B44]+(1-[.B44])*[.B$2:.F$2])/(SQRT([.B$5:.F$5]*[.B45]+(1-[.B45])*[.B$2:.F$2]^2)+[.B51]))" office:value-type="float" office:value="0.00000306985053645172" calcext:value-type="float">
            <text:p>0.000003</text:p>
          </table:table-cell>
          <table:table-cell table:style-name="ce10" office:value-type="float" office:value="0.00000532465796594935" calcext:value-type="float">
            <text:p>0.000005</text:p>
          </table:table-cell>
          <table:table-cell table:style-name="ce10" office:value-type="float" office:value="0.00000249780258721377" calcext:value-type="float">
            <text:p>0.000002</text:p>
          </table:table-cell>
          <table:table-cell table:style-name="ce10" office:value-type="float" office:value="0.0000589822746829247" calcext:value-type="float">
            <text:p>0.000059</text:p>
          </table:table-cell>
          <table:table-cell table:style-name="ce21" office:value-type="float" office:value="0.00000181212630034951" calcext:value-type="float">
            <text:p>0.000002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52:.F52]" office:value-type="float" office:value="0.399996930149464" calcext:value-type="float">
            <text:p>0.399997</text:p>
          </table:table-cell>
          <table:table-cell table:style-name="ce11" office:value-type="float" office:value="0.399994675342034" calcext:value-type="float">
            <text:p>0.399995</text:p>
          </table:table-cell>
          <table:table-cell table:style-name="ce11" office:value-type="float" office:value="0.499997502197413" calcext:value-type="float">
            <text:p>0.499998</text:p>
          </table:table-cell>
          <table:table-cell table:style-name="ce11" office:value-type="float" office:value="0.999941017725317" calcext:value-type="float">
            <text:p>0.999941</text:p>
          </table:table-cell>
          <table:table-cell table:style-name="ce22" office:value-type="float" office:value="0.7999981878737" calcext:value-type="float">
            <text:p>0.79999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56]*[.B2:.F2]/(SQRT([.B5:.F5]*[.B57]+([.B2:.F2])^2*(1-[.B57]))+[.B58])" office:value-type="float" office:value="0.000908672881792808" calcext:value-type="float">
            <text:p>0.000909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10" office:value-type="float" office:value="0.000497671982599163" calcext:value-type="float">
            <text:p>0.000498</text:p>
          </table:table-cell>
          <table:table-cell table:style-name="ce10" office:value-type="float" office:value="0.00316226516021779" calcext:value-type="float">
            <text:p>0.003162</text:p>
          </table:table-cell>
          <table:table-cell table:style-name="ce21" office:value-type="float" office:value="0.000235049694876245" calcext:value-type="float">
            <text:p>0.00023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59:.F59]" office:value-type="float" office:value="0.399091327118207" calcext:value-type="float">
            <text:p>0.399091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11" office:value-type="float" office:value="0.499502328017401" calcext:value-type="float">
            <text:p>0.499502</text:p>
          </table:table-cell>
          <table:table-cell table:style-name="ce11" office:value-type="float" office:value="0.996837734839782" calcext:value-type="float">
            <text:p>0.996838</text:p>
          </table:table-cell>
          <table:table-cell table:style-name="ce22" office:value-type="float" office:value="0.799764950305124" calcext:value-type="float">
            <text:p>0.799765</text:p>
          </table:table-cell>
        </table:table-row>
      </table:table>
      <table:table table:name="Sparse Errors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3" calcext:value-type="float">
            <text:p>0.00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4" calcext:value-type="float">
            <text:p>0.4</text:p>
          </table:table-cell>
          <table:table-cell table:style-name="ce14" office:value-type="float" office:value="0.3993" calcext:value-type="float">
            <text:p>0.399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7" calcext:value-type="float">
            <text:p>0.79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2:.F2]/(SQRT([.B5:.F5]+[.B2:.F2]^2)+[.B14])*[.B13]" office:value-type="float" office:value="0" calcext:value-type="float">
            <text:p>0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1" office:value-type="float" office:value="0.000557086004186328" calcext:value-type="float">
            <text:p>0.0005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15:.F15]" office:value-type="float" office:value="0.4" calcext:value-type="float">
            <text:p>0.4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57" office:value-type="float" office:value="0.5" calcext:value-type="float">
            <text:p>0.5</text:p>
          </table:table-cell>
          <table:table-cell table:style-name="ce62" office:value-type="float" office:value="1" calcext:value-type="float">
            <text:p>1</text:p>
          </table:table-cell>
          <table:table-cell table:style-name="ce22" office:value-type="float" office:value="0.799442913995814" calcext:value-type="float">
            <text:p>0.7994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table:style-name="Default" office:value-type="string" calcext:value-type="string">
            <text:p>Time step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Alpha</text:p>
          </table:table-cell>
          <table:table-cell table:style-name="ce40" table:formula="of:=[.B20]*SQRT(1-[.B22]^[.B19])/(1-[.B21]^[.B19])" office:value-type="float" office:value="0.000316227766016838" calcext:value-type="float">
            <text:p>0.00032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Eps<text:span text:style-name="T1">t</text:span></text:p>
          </table:table-cell>
          <table:table-cell table:style-name="ce41" table:formula="of:=[.B23]*SQRT(1-[.B22]^[.B19])" office:value-type="float" office:value="0.000000000316227766016838" calcext:value-type="float">
            <text:p>3.16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4]*(([.B$4:.F$4]*[.B21]+(1-[.B21])*[.B$2:.F$2])/(SQRT([.B$5:.F$5]*[.B22]+(1-[.B22])*[.B$2:.F$2]^2)+[.B25]))" office:value-type="float" office:value="0.000199323179044962" calcext:value-type="float">
            <text:p>0.000199</text:p>
          </table:table-cell>
          <table:table-cell table:style-name="ce10" office:value-type="float" office:value="0.000394955569799967" calcext:value-type="float">
            <text:p>0.000395</text:p>
          </table:table-cell>
          <table:table-cell table:style-name="ce10" office:value-type="float" office:value="0.000170169118630932" calcext:value-type="float">
            <text:p>0.000170</text:p>
          </table:table-cell>
          <table:table-cell table:style-name="ce74" office:value-type="float" office:value="270000" calcext:value-type="float">
            <text:p>270000.0</text:p>
          </table:table-cell>
          <table:table-cell table:style-name="ce21" office:value-type="float" office:value="0.000148533276213064" calcext:value-type="float">
            <text:p>0.00014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6:.F26]" office:value-type="float" office:value="0.399800676820955" calcext:value-type="float">
            <text:p>0.399801</text:p>
          </table:table-cell>
          <table:table-cell table:style-name="ce11" office:value-type="float" office:value="0.3996050444302" calcext:value-type="float">
            <text:p>0.399605</text:p>
          </table:table-cell>
          <table:table-cell table:style-name="ce11" office:value-type="float" office:value="0.499829830881369" calcext:value-type="float">
            <text:p>0.499830</text:p>
          </table:table-cell>
          <table:table-cell table:style-name="ce57" office:value-type="float" office:value="-269999" calcext:value-type="float">
            <text:p>-269999.0</text:p>
          </table:table-cell>
          <table:table-cell table:style-name="ce22" office:value-type="float" office:value="0.799851466723787" calcext:value-type="float">
            <text:p>0.79985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8" table:number-matrix-columns-spanned="5" table:number-matrix-rows-spanned="1" table:formula="of:=[.B2:.F2]*[.B30]+[.B4:.F4]*[.B31]" office:value-type="float" office:value="0.63" calcext:value-type="float">
            <text:p>0.63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58" office:value-type="float" office:value="0.45" calcext:value-type="float">
            <text:p>0.45</text:p>
          </table:table-cell>
          <table:table-cell table:style-name="ce58" office:value-type="float" office:value="0.27" calcext:value-type="float">
            <text:p>0.27</text:p>
          </table:table-cell>
          <table:table-cell table:style-name="ce23" office:value-type="float" office:value="0.1803" calcext:value-type="float">
            <text:p>0.18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9" table:number-matrix-columns-spanned="5" table:number-matrix-rows-spanned="1" table:formula="of:=[.$B$1:.$F$1]-[.B32:.F32]" office:value-type="float" office:value="-0.23" calcext:value-type="float">
            <text:p>-0.23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73" calcext:value-type="float">
            <text:p>0.73</text:p>
          </table:table-cell>
          <table:table-cell table:style-name="ce24" office:value-type="float" office:value="0.6197" calcext:value-type="float">
            <text:p>0.61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60" table:number-matrix-columns-spanned="5" table:number-matrix-rows-spanned="1" table:formula="of:=-[.B4:.F4]*[.B37]+([.B2:.F2]*[.B36]+[.B4:.F4]*[.B37])*(1+[.B37])" office:value-type="float" office:value="0.567" calcext:value-type="float">
            <text:p>0.567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60" office:value-type="float" office:value="0.405" calcext:value-type="float">
            <text:p>0.405</text:p>
          </table:table-cell>
          <table:table-cell table:style-name="ce60" office:value-type="float" office:value="0.243" calcext:value-type="float">
            <text:p>0.243</text:p>
          </table:table-cell>
          <table:table-cell table:style-name="ce25" office:value-type="float" office:value="0.16257" calcext:value-type="float">
            <text:p>0.162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61" table:number-matrix-columns-spanned="5" table:number-matrix-rows-spanned="1" table:formula="of:=[.$B$1:.$F$1]-[.B38:.F38]" office:value-type="float" office:value="-0.167" calcext:value-type="float">
            <text:p>-0.167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61" office:value-type="float" office:value="0.095" calcext:value-type="float">
            <text:p>0.095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26" office:value-type="float" office:value="0.63743" calcext:value-type="float">
            <text:p>0.637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table:style-name="Default" office:value-type="string" calcext:value-type="string">
            <text:p>Time step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<text:span text:style-name="T2">ρ</text:span><text:span text:style-name="T3">∞</text:span></text:p>
          </table:table-cell>
          <table:table-cell table:style-name="ce46" table:formula="of:=2/(1-[.B45])-1"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ρ</text:p>
          </table:table-cell>
          <table:table-cell table:style-name="ce72" table:formula="of:=[.B47]-2*[.B42]*[.B45]^[.B42]/(1-[.B45]^[.B42])" office:value-type="float" office:value="5.99416375165583" calcext:value-type="float">
            <text:p>5.9941638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ect term</text:p>
          </table:table-cell>
          <table:table-cell table:style-name="ce72" table:formula="of:=IF([.B48]&gt;4; SQRT(([.B48]-4)*([.B48]-2)*[.B47]/(([.B47]-4)*([.B47]-2)*[.B48]));1)" office:value-type="float" office:value="0.0258211128018585" calcext:value-type="float">
            <text:p>0.025821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Alpha</text:p>
          </table:table-cell>
          <table:table-cell table:style-name="ce72" table:formula="of:=[.B43]*[.B49]*SQRT(1-[.B45]^[.B42])/(1-[.B44]^[.B42])" office:value-type="float" office:value="0.00000426327623496065" calcext:value-type="float">
            <text:p>0.0000043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Eps<text:span text:style-name="T1">t</text:span></text:p>
          </table:table-cell>
          <table:table-cell table:style-name="ce41" table:formula="of:=[.B46]*SQRT(1-[.B45]^[.B42])" office:value-type="float" office:value="0.000000000773629109134733" calcext:value-type="float">
            <text:p>7.74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50]*(([.B$4:.F$4]*[.B44]+(1-[.B44])*[.B$2:.F$2])/(SQRT([.B$5:.F$5]*[.B45]+(1-[.B45])*[.B$2:.F$2]^2)+[.B51]))" office:value-type="float" office:value="0.00000268720796599836" calcext:value-type="float">
            <text:p>0.000003</text:p>
          </table:table-cell>
          <table:table-cell table:style-name="ce10" office:value-type="float" office:value="0.00000532465796594935" calcext:value-type="float">
            <text:p>0.000005</text:p>
          </table:table-cell>
          <table:table-cell table:style-name="ce10" office:value-type="float" office:value="0.00000229416274264799" calcext:value-type="float">
            <text:p>0.000002</text:p>
          </table:table-cell>
          <table:table-cell table:style-name="ce10" office:value-type="float" office:value="1487.90236800527" calcext:value-type="float">
            <text:p>1487.902368</text:p>
          </table:table-cell>
          <table:table-cell table:style-name="ce21" office:value-type="float" office:value="0.00000200247560139435" calcext:value-type="float">
            <text:p>0.000002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52:.F52]" office:value-type="float" office:value="0.399997312792034" calcext:value-type="float">
            <text:p>0.399997</text:p>
          </table:table-cell>
          <table:table-cell table:style-name="ce11" office:value-type="float" office:value="0.399994675342034" calcext:value-type="float">
            <text:p>0.399995</text:p>
          </table:table-cell>
          <table:table-cell table:style-name="ce11" office:value-type="float" office:value="0.499997705837257" calcext:value-type="float">
            <text:p>0.499998</text:p>
          </table:table-cell>
          <table:table-cell table:style-name="ce11" office:value-type="float" office:value="-1486.90236800527" calcext:value-type="float">
            <text:p>-1486.902368</text:p>
          </table:table-cell>
          <table:table-cell table:style-name="ce22" office:value-type="float" office:value="0.799997997524399" calcext:value-type="float">
            <text:p>0.79999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56]*[.B2:.F2]/(SQRT([.B5:.F5]*[.B57]+([.B2:.F2])^2*(1-[.B57]))+[.B58])" office:value-type="float" office:value="0" calcext:value-type="float">
            <text:p>0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5" office:value-type="float" office:value="0.000690063972044418" calcext:value-type="float">
            <text:p>0.0006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59:.F59]" office:value-type="float" office:value="0.4" calcext:value-type="float">
            <text:p>0.4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.0</text:p>
          </table:table-cell>
          <table:table-cell table:style-name="ce26" office:value-type="float" office:value="0.799309936027956" calcext:value-type="float">
            <text:p>0.79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2:27:15.81816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6:21.408316373</meta:creation-date>
    <dc:date>2020-05-19T23:30:56.005935780</dc:date>
    <meta:editing-duration>PT3H42M20S</meta:editing-duration>
    <meta:editing-cycles>19</meta:editing-cycles>
    <meta:generator>LibreOffice/6.0.7.3$Linux_X86_64 LibreOffice_project/00m0$Build-3</meta:generator>
    <meta:document-statistic meta:table-count="2" meta:cell-count="338" meta:object-count="0"/>
  </office:meta>
</office:document-meta>
</file>